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/>
    </style:style>
    <style:style style:name="gr1" style:family="graphic">
      <style:graphic-properties draw:fill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ff66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PDF page 1</text:p>
      <text:p text:style-name="Standard"><draw:rect text:anchor-type="paragraph" draw:z-index="0" draw:style-name="gr1" draw:text-style-name="P2" svg:width="3.8441in" svg:height="2.4587in" svg:x="0.7764in" svg:y="0.4701in"><text:p/></draw:rect></text:p>
      <text:p text:style-name="P1"><draw:rect text:anchor-type="paragraph" draw:z-index="1" draw:style-name="gr2" draw:text-style-name="P2" svg:width="1.8232in" svg:height="6.8961in" svg:x="1.339in" svg:y="0.9646in"><text:p/></draw:rect>Test PDF page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nd Stramm</meta:initial-creator>
    <meta:creation-date>2011-05-25T12:55:06</meta:creation-date>
    <dc:date>2011-05-25T13:27:28</dc:date>
    <dc:creator>Bernd Stramm</dc:creator>
    <meta:editing-duration>PT2M48S</meta:editing-duration>
    <meta:editing-cycles>2</meta:editing-cycles>
    <meta:generator>LibreOffice/3.3$Unix LibreOffice_project/330m19$Build-202</meta:generator>
    <meta:document-statistic meta:table-count="0" meta:image-count="0" meta:object-count="0" meta:page-count="2" meta:paragraph-count="2" meta:word-count="8" meta:character-count="30"/>
  </office:meta>
</office:document-meta>
</file>